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apteur :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Gris foncé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 Cla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448" calcext:value-type="float">
            <text:p>448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table:formula="of:=SLOPE([.$B$3:.$F$3];[.B2:.F2])" office:value-type="float" office:value="1.1540287544229" calcext:value-type="float">
            <text:p>1,1540287544229</text:p>
          </table:table-cell>
          <table:table-cell table:formula="of:=INTERCEPT([.$B$3:.$F$3];[.B2:.F2])" office:value-type="float" office:value="-3.3944103551753" calcext:value-type="float">
            <text:p>-3,3944103551753</text:p>
          </table:table-cell>
          <table:table-cell table:formula="of:=RSQ([.$B$3:.$F$3];[.B2:.F2])" office:value-type="float" office:value="0.998634323041204" calcext:value-type="float">
            <text:p>0,998634323041204</text:p>
          </table:table-cell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formula="of:=SLOPE([.$B$3:.$F$3];[.B3:.F3])" office:value-type="float" office:value="1" calcext:value-type="float">
            <text:p>1</text:p>
          </table:table-cell>
          <table:table-cell table:style-name="ce1" table:formula="of:=INTERCEPT([.$B$3:.$F$3];[.B3:.F3])" office:value-type="float" office:value="0" calcext:value-type="float">
            <text:p>0</text:p>
          </table:table-cell>
          <table:table-cell table:formula="of:=RSQ([.$B$3:.$F$3];[.B3:.F3])"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476" calcext:value-type="float">
            <text:p>476</text:p>
          </table:table-cell>
          <table:table-cell office:value-type="float" office:value="474" calcext:value-type="float">
            <text:p>474</text:p>
          </table:table-cell>
          <table:table-cell office:value-type="float" office:value="466" calcext:value-type="float">
            <text:p>466</text:p>
          </table:table-cell>
          <table:table-cell table:formula="of:=SLOPE([.$B$3:.$F$3];[.B4:.F4])" office:value-type="float" office:value="1.11740445877455" calcext:value-type="float">
            <text:p>1,11740445877455</text:p>
          </table:table-cell>
          <table:table-cell table:formula="of:=INTERCEPT([.$B$3:.$F$3];[.B4:.F4])" office:value-type="float" office:value="-5.13461789030839" calcext:value-type="float">
            <text:p>-5,13461789030839</text:p>
          </table:table-cell>
          <table:table-cell table:formula="of:=RSQ([.$B$3:.$F$3];[.B4:.F4])" office:value-type="float" office:value="0.999380474393533" calcext:value-type="float">
            <text:p>0,999380474393533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570" calcext:value-type="float">
            <text:p>570</text:p>
          </table:table-cell>
          <table:table-cell office:value-type="float" office:value="550" calcext:value-type="float">
            <text:p>550</text:p>
          </table:table-cell>
          <table:table-cell office:value-type="float" office:value="516" calcext:value-type="float">
            <text:p>516</text:p>
          </table:table-cell>
          <table:table-cell table:formula="of:=SLOPE([.$B$3:.$F$3];[.B5:.F5])" office:value-type="float" office:value="0.974496179773767" calcext:value-type="float">
            <text:p>0,974496179773767</text:p>
          </table:table-cell>
          <table:table-cell table:formula="of:=INTERCEPT([.$B$3:.$F$3];[.B5:.F5])" office:value-type="float" office:value="-9.97378804438438" calcext:value-type="float">
            <text:p>-9,97378804438438</text:p>
          </table:table-cell>
          <table:table-cell table:formula="of:=RSQ([.$B$3:.$F$3];[.B5:.F5])" office:value-type="float" office:value="0.996779822611088" calcext:value-type="float">
            <text:p>0,996779822611088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table:formula="of:=SLOPE([.$B$3:.$F$3];[.B6:.F6])" office:value-type="float" office:value="1.89832269083215" calcext:value-type="float">
            <text:p>1,89832269083215</text:p>
          </table:table-cell>
          <table:table-cell table:formula="of:=INTERCEPT([.$B$3:.$F$3];[.B6:.F6])" office:value-type="float" office:value="-5.92533680011218" calcext:value-type="float">
            <text:p>-5,92533680011218</text:p>
          </table:table-cell>
          <table:table-cell table:formula="of:=RSQ([.$B$3:.$F$3];[.B6:.F6])" office:value-type="float" office:value="0.999544415850213" calcext:value-type="float">
            <text:p>0,999544415850213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 table:number-columns-spanned="3" table:number-rows-spanned="1">
            <text:p>Regression lineaire y = m*x+b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Capteur de référence : capteur 1</text:p>
          </table:table-cell>
          <table:covered-table-cell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3:09:11.543140882</meta:creation-date>
    <meta:generator>LibreOffice/5.4.6.2$Linux_X86_64 LibreOffice_project/40m0$Build-2</meta:generator>
    <dc:date>2018-05-01T13:30:21.879760066</dc:date>
    <meta:editing-duration>PT9M50S</meta:editing-duration>
    <meta:editing-cycles>4</meta:editing-cycles>
    <meta:document-statistic meta:table-count="1" meta:cell-count="56" meta:object-count="0"/>
  </office:meta>
</office:document-meta>
</file>